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1.011cm" svg:height="0.771cm" draw:z-index="0"><draw:image xlink:href="../../odt/images/0666.png" xlink:type="simple" xlink:show="embed" xlink:actuate="onLoad"/></draw:frame></text:p>
          </table:table-cell>
          <table:table-cell table:style-name="Table1.B1" office:value-type="string">
            <text:h text:style-name="P3" text:outline-level="1">Преобразователь <text:span text:style-name="T1">3</text:span>-фазного напряжения в <text:span text:style-name="T1">2</text:span>-фазное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81cm" svg:height="1.24cm" draw:z-index="1"><draw:image xlink:href="../../odt/images/0666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<text:span text:style-name="T3">преобразование трехфазного напряжения в двухфазное напряжение</text:span>. Значения напряжений на выходе вычисляются следующим образом:</text:p>
            <text:p text:style-name="P7"><draw:frame draw:style-name="fr3" draw:name="Объект6" text:anchor-type="as-char" svg:width="8.872cm" svg:height="2.639cm" draw:z-index="2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6">где<draw:frame draw:style-name="fr3" draw:name="Объект4" text:anchor-type="as-char" svg:width="2.806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фазные <text:span text:style-name="T1">напряжени</text:span><text:span text:style-name="T3">я 2-фазного тока </text:span><text:span text:style-name="T1">(</text:span><text:span text:style-name="T3">выходные сигналы)</text:span><text:span text:style-name="T1">;</text:span></text:p>
            <text:p text:style-name="P6"><text:span text:style-name="T1"><draw:frame draw:style-name="fr3" draw:name="Объект26" text:anchor-type="as-char" svg:width="4.165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 </text:span><text:span text:style-name="T1">(</text:span><text:span text:style-name="T3">входные сигналы)</text:span><text:span text:style-name="T1">.</text:span></text:p>
            <text:p text:style-name="P6">Блок имеет 3 входных и 2 выходных порта. </text:p>
            <text:p text:style-name="P6"><text:span text:style-name="T4">В</text:span><text:span text:style-name="T5">ходны</text:span><text:span text:style-name="T4">е</text:span><text:span text:style-name="T5"> сигналы</text:span>:</text:p>
            <text:list xml:id="list2076598006507334734" text:style-name="L1">
              <text:list-item>
                <text:p text:style-name="P8">Напряжение<draw:frame draw:style-name="fr3" draw:name="Объект1" text:anchor-type="as-char" svg:width="1.378cm" svg:height="0.621cm" draw:z-index="5"><draw:object xlink:href="./Object 1" xlink:type="simple" xlink:show="embed" xlink:actuate="onLoad"/><draw:image xlink:href="./ObjectReplacements/Object 1" xlink:type="simple" xlink:show="embed" xlink:actuate="onLoad"/></draw:frame>, В.</text:p>
              </text:list-item>
              <text:list-item>
                <text:p text:style-name="P8"><text:span text:style-name="T2">Напряжение</text:span><text:span text:style-name="T2"><draw:frame draw:style-name="fr3" draw:name="Объект2" text:anchor-type="as-char" svg:width="1.365cm" svg:height="0.621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  <text:list-item>
                <text:p text:style-name="P8"><text:span text:style-name="T2">Напряжение</text:span><text:span text:style-name="T2"><draw:frame draw:style-name="fr3" draw:name="Объект3" text:anchor-type="as-char" svg:width="1.356cm" svg:height="0.621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 В.</text:span></text:p>
              </text:list-item>
            </text:list>
            <text:p text:style-name="P6"><text:span text:style-name="T4">Вы</text:span><text:span text:style-name="T5">ходные сигналы</text:span>:</text:p>
            <text:list xml:id="list3882924401787830692" text:style-name="L2">
              <text:list-item>
                <text:p text:style-name="P9">Напряжение<draw:frame draw:style-name="fr3" draw:name="Объект17" text:anchor-type="as-char" svg:width="1.40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8" text:anchor-type="as-char" svg:width="1.372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</text:list>
            <text:p text:style-name="P6"><text:span text:style-name="T5">Примечание</text:span>: вместо фазных напряжений на входы можно подавать фазные токи для преобразования 3-фазного тока в 2-фазный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еобразователь 3-фазного напряжения в 2-фазное</dc:title>
    <dc:date>2014-12-01T18:24:35.10</dc:date>
    <meta:generator>OpenOffice/4.1.1$Win32 OpenOffice.org_project/411m6$Build-9775</meta:generator>
    <meta:editing-duration>PT2H44M51S</meta:editing-duration>
    <meta:editing-cycles>53</meta:editing-cycles>
    <meta:document-statistic meta:table-count="1" meta:image-count="2" meta:object-count="8" meta:page-count="1" meta:paragraph-count="18" meta:word-count="88" meta:character-count="597"/>
  </office:meta>
</office:document-meta>
</file>

<file path=Object 1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2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5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2</mn>
                        </mrow>
                        <mrow>
                          <mn>3</mn>
                        </mrow>
                      </mfrac>
                    </mrow>
                    <mo stretchy="false">⋅</mo>
                    <msub>
                      <mi>U</mi>
                      <mi>a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n>1</mn>
                          <mn>2</mn>
                        </mfrac>
                      </mrow>
                      <mo stretchy="false">⋅</mo>
                      <mrow>
                        <mo stretchy="false">(</mo>
                        <mrow>
                          <msub>
                            <mi>U</mi>
                            <mi>b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U</mi>
                              <mi>c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1</mn>
                        </mrow>
                        <mrow>
                          <msqrt>
                            <mrow>
                              <mn>3</mn>
                            </mrow>
                          </msqrt>
                        </mrow>
                      </mfrac>
                    </mrow>
                    <mo stretchy="false">⋅</mo>
                    <mrow>
                      <mo stretchy="false">(</mo>
                      <mrow>
                        <msub>
                          <mi>U</mi>
                          <mi>b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i>c</mi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
U_d(t) ~=~  {{2} over {3}} cdot U_a(t) ~-~ {{1 over 2} cdot (U_b(t)+U_c(t))}, #
U_q(t) ~=~  {{1} over {sqrt{3}}} cdot (U_b(t)-U_c(t)),
} right none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